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Cooper Black" svg:font-family="'Cooper Black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adornments="Corsivo" style:font-family-generic="swiss" style:font-pitch="variable"/>
    <style:font-face style:name="Arial Rounded MT Bold" svg:font-family="'Arial Rounded MT Bold'" style:font-family-generic="swiss" style:font-pitch="variable"/>
    <style:font-face style:name="Britannic Bold" svg:font-family="'Britannic Bold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margin-left="0.771cm" fo:margin-right="0cm" fo:margin-top="0cm" fo:margin-bottom="0cm" fo:orphans="2" fo:widows="2" fo:text-indent="0cm" style:auto-text-indent="false" style:writing-mode="lr-tb"/>
      <style:text-properties style:font-name="Arial Rounded MT Bold" fo:font-size="11pt" style:font-size-asian="11pt" style:font-size-complex="11pt"/>
    </style:style>
    <style:style style:name="P2" style:family="paragraph" style:parent-style-name="List_20_Paragraph" style:list-style-name="L2">
      <style:paragraph-properties fo:margin-left="0.771cm" fo:margin-right="0cm" fo:margin-top="0cm" fo:margin-bottom="0cm" fo:orphans="2" fo:widows="2" fo:text-indent="0cm" style:auto-text-indent="false" style:writing-mode="lr-tb"/>
      <style:text-properties style:font-name="Arial Rounded MT Bold" fo:font-size="11pt" style:font-size-asian="11pt" style:font-size-complex="11pt"/>
    </style:style>
    <style:style style:name="P3" style:family="paragraph" style:parent-style-name="List_20_Paragraph" style:list-style-name="L3">
      <style:paragraph-properties fo:margin-left="0.771cm" fo:margin-right="0cm" fo:margin-top="0cm" fo:margin-bottom="0cm" fo:orphans="2" fo:widows="2" fo:text-indent="0cm" style:auto-text-indent="false" style:writing-mode="lr-tb"/>
      <style:text-properties style:font-name="Arial Rounded MT Bold" fo:font-size="11pt" style:font-size-asian="11pt" style:font-size-complex="11pt"/>
    </style:style>
    <style:style style:name="P4" style:family="paragraph" style:parent-style-name="List_20_Paragraph" style:list-style-name="L4">
      <style:paragraph-properties fo:margin-left="0.771cm" fo:margin-right="0cm" fo:margin-top="0cm" fo:margin-bottom="0cm" fo:orphans="2" fo:widows="2" fo:text-indent="0cm" style:auto-text-indent="false" style:writing-mode="lr-tb"/>
      <style:text-properties style:font-name="Arial Rounded MT Bold" fo:font-size="11pt" style:font-size-asian="11pt" style:font-size-complex="11pt"/>
    </style:style>
    <style:style style:name="P5" style:family="paragraph" style:parent-style-name="List_20_Paragraph" style:list-style-name="WWNum2" style:master-page-name="">
      <style:paragraph-properties fo:margin-left="0.771cm" fo:margin-right="0cm" fo:margin-top="0cm" fo:margin-bottom="0cm" fo:orphans="2" fo:widows="2" fo:text-indent="0cm" style:auto-text-indent="false" style:page-number="auto" style:writing-mode="lr-tb"/>
      <style:text-properties style:font-name="Arial Rounded MT Bold" fo:font-size="11pt" style:font-size-asian="11pt" style:font-size-complex="11pt"/>
    </style:style>
    <style:style style:name="P6" style:family="paragraph" style:parent-style-name="List_20_Paragraph" style:list-style-name="WWNum2" style:master-page-name="">
      <style:paragraph-properties fo:margin-left="0.771cm" fo:margin-right="0cm" fo:margin-top="0cm" fo:margin-bottom="0cm" fo:orphans="2" fo:widows="2" fo:text-indent="0cm" style:auto-text-indent="false" style:page-number="auto" style:writing-mode="lr-tb"/>
      <style:text-properties style:font-name="Arial Rounded MT Bold" fo:font-size="11pt" style:font-size-asian="11pt" style:font-size-complex="11pt"/>
    </style:style>
    <style:style style:name="P7" style:family="paragraph" style:parent-style-name="List_20_Paragraph" style:list-style-name="WWNum2" style:master-page-name="">
      <style:paragraph-properties fo:margin-left="0.771cm" fo:margin-right="0cm" fo:margin-top="0cm" fo:margin-bottom="0cm" fo:orphans="2" fo:widows="2" fo:text-indent="0cm" style:auto-text-indent="false" style:page-number="auto" style:writing-mode="lr-tb"/>
      <style:text-properties style:font-name="Arial Rounded MT Bold" fo:font-size="11pt" style:font-size-asian="11pt" style:font-size-complex="11pt"/>
    </style:style>
    <style:style style:name="P8" style:family="paragraph" style:parent-style-name="List_20_Paragraph" style:list-style-name="WWNum2" style:master-page-name="">
      <style:paragraph-properties fo:margin-left="0.771cm" fo:margin-right="0cm" fo:margin-top="0cm" fo:margin-bottom="0cm" fo:orphans="2" fo:widows="2" fo:text-indent="0cm" style:auto-text-indent="false" style:page-number="auto" style:writing-mode="lr-tb"/>
      <style:text-properties style:font-name="Arial Rounded MT Bold" fo:font-size="11pt" style:font-size-asian="11pt" style:font-size-complex="11pt"/>
    </style:style>
    <style:style style:name="P9" style:family="paragraph" style:parent-style-name="List_20_Paragraph" style:list-style-name="WWNum2" style:master-page-name="">
      <style:paragraph-properties fo:margin-left="0.771cm" fo:margin-right="0cm" fo:margin-top="0cm" fo:margin-bottom="0cm" fo:orphans="2" fo:widows="2" fo:text-indent="0cm" style:auto-text-indent="false" style:page-number="auto" style:writing-mode="lr-tb"/>
      <style:text-properties style:font-name="Arial Rounded MT Bold" fo:font-size="11pt" style:font-size-asian="11pt" style:font-size-complex="11pt"/>
    </style:style>
    <style:style style:name="P10" style:family="paragraph" style:parent-style-name="List_20_Paragraph" style:list-style-name="L2" style:master-page-name="">
      <style:paragraph-properties fo:margin-left="0.771cm" fo:margin-right="0cm" fo:margin-top="0cm" fo:margin-bottom="0cm" fo:orphans="2" fo:widows="2" fo:text-indent="0cm" style:auto-text-indent="false" style:page-number="auto" style:writing-mode="lr-tb"/>
      <style:text-properties style:font-name="Arial Rounded MT Bold" fo:font-size="11pt" style:font-size-asian="11pt" style:font-size-complex="11pt"/>
    </style:style>
    <style:style style:name="P11" style:family="paragraph" style:parent-style-name="List_20_Paragraph" style:list-style-name="L4" style:master-page-name="">
      <style:paragraph-properties fo:margin-left="0.771cm" fo:margin-right="0cm" fo:margin-top="0cm" fo:margin-bottom="0cm" fo:orphans="2" fo:widows="2" fo:text-indent="0cm" style:auto-text-indent="false" style:page-number="auto" style:writing-mode="lr-tb"/>
      <style:text-properties style:font-name="Arial Rounded MT Bold" fo:font-size="11pt" style:font-size-asian="11pt" style:font-size-complex="11pt"/>
    </style:style>
    <style:style style:name="P12" style:family="paragraph" style:parent-style-name="List_20_Paragraph" style:list-style-name="L5">
      <style:paragraph-properties fo:margin-left="0.771cm" fo:margin-right="0cm" fo:margin-top="0.101cm" fo:margin-bottom="0cm" fo:orphans="2" fo:widows="2" fo:text-indent="0cm" style:auto-text-indent="false" style:writing-mode="lr-tb"/>
      <style:text-properties style:font-name="Arial Rounded MT Bold" fo:font-size="11pt" style:font-size-asian="11pt" style:font-size-complex="11pt"/>
    </style:style>
    <style:style style:name="P13" style:family="paragraph" style:parent-style-name="List_20_Paragraph" style:list-style-name="WWNum2">
      <style:paragraph-properties fo:margin-left="0.771cm" fo:margin-right="0cm" fo:margin-top="0cm" fo:margin-bottom="0.4cm" fo:orphans="2" fo:widows="2" fo:text-indent="0cm" style:auto-text-indent="false" style:writing-mode="lr-tb"/>
      <style:text-properties style:font-name="Arial Rounded MT Bold" fo:font-size="11pt" style:font-size-asian="11pt" style:font-size-complex="11pt"/>
    </style:style>
    <style:style style:name="P14" style:family="paragraph" style:parent-style-name="List_20_Paragraph" style:list-style-name="L4">
      <style:paragraph-properties fo:margin-left="0.771cm" fo:margin-right="0cm" fo:margin-top="0cm" fo:margin-bottom="0.6cm" fo:orphans="2" fo:widows="2" fo:text-indent="0cm" style:auto-text-indent="false" style:writing-mode="lr-tb"/>
      <style:text-properties style:font-name="Arial Rounded MT Bold" fo:font-size="11pt" style:font-size-asian="11pt" style:font-size-complex="11pt"/>
    </style:style>
    <style:style style:name="P15" style:family="paragraph" style:parent-style-name="List_20_Paragraph" style:list-style-name="L5">
      <style:paragraph-properties fo:margin-left="0.771cm" fo:margin-right="0cm" fo:margin-top="0.101cm" fo:margin-bottom="1.101cm" fo:orphans="2" fo:widows="2" fo:text-indent="0cm" style:auto-text-indent="false" style:writing-mode="lr-tb"/>
      <style:text-properties style:font-name="Arial Rounded MT Bold" fo:font-size="11pt" style:font-size-asian="11pt" style:font-size-complex="11pt"/>
    </style:style>
    <style:style style:name="P16" style:family="paragraph" style:parent-style-name="List_20_Paragraph" style:list-style-name="L5">
      <style:paragraph-properties fo:margin-left="0.771cm" fo:margin-right="0cm" fo:margin-top="0.101cm" fo:margin-bottom="1.3cm" fo:orphans="2" fo:widows="2" fo:text-indent="0cm" style:auto-text-indent="false" style:writing-mode="lr-tb"/>
      <style:text-properties style:font-name="Arial Rounded MT Bold" fo:font-size="11pt" style:font-size-asian="11pt" style:font-size-complex="11pt"/>
    </style:style>
    <style:style style:name="P17" style:family="paragraph" style:parent-style-name="List_20_Paragraph">
      <style:paragraph-properties fo:margin-left="0cm" fo:margin-right="0cm" fo:margin-top="0.101cm" fo:margin-bottom="0cm" fo:orphans="2" fo:widows="2" fo:text-indent="0cm" style:auto-text-indent="false" style:writing-mode="lr-tb"/>
      <style:text-properties style:font-name="Arial Rounded MT Bold" fo:font-size="11pt" style:font-size-asian="11pt" style:font-size-complex="11pt"/>
    </style:style>
    <style:style style:name="P18" style:family="paragraph" style:parent-style-name="List_20_Paragraph">
      <style:paragraph-properties fo:margin-left="0cm" fo:margin-right="0cm" fo:margin-top="0cm" fo:margin-bottom="0cm" fo:orphans="2" fo:widows="2" fo:text-indent="0cm" style:auto-text-indent="false" style:writing-mode="lr-tb"/>
      <style:text-properties style:font-name="Arial Rounded MT Bold" fo:font-size="14pt" style:font-size-asian="14pt" style:font-size-complex="14pt"/>
    </style:style>
    <style:style style:name="P19" style:family="paragraph" style:parent-style-name="List_20_Paragraph" style:list-style-name="L1">
      <style:paragraph-properties fo:margin-top="0cm" fo:margin-bottom="0cm" fo:orphans="2" fo:widows="2" style:writing-mode="lr-tb"/>
      <style:text-properties style:font-name="Arial Rounded MT Bold" fo:font-size="11pt" style:font-size-asian="11pt" style:font-size-complex="11pt"/>
    </style:style>
    <style:style style:name="P20" style:family="paragraph" style:parent-style-name="List_20_Paragraph" style:list-style-name="L4">
      <style:paragraph-properties fo:margin-top="0cm" fo:margin-bottom="0cm" fo:orphans="2" fo:widows="2" style:writing-mode="lr-tb"/>
      <style:text-properties style:font-name="Arial Rounded MT Bold" fo:font-size="11pt" style:font-size-asian="11pt" style:font-size-complex="11pt"/>
    </style:style>
    <style:style style:name="P21" style:family="paragraph" style:parent-style-name="List_20_Paragraph" style:list-style-name="WWNum1" style:master-page-name="Standard">
      <style:paragraph-properties style:page-number="auto"/>
      <style:text-properties style:font-name="Arial Rounded MT Bold" fo:font-size="11pt" style:font-size-asian="11pt" style:font-size-complex="11pt"/>
    </style:style>
    <text:list-style style:name="L1">
      <text:list-level-style-number text:level="1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1cm" fo:text-indent="-0.635cm" fo:margin-left="7.121cm"/>
        </style:list-level-properties>
      </text:list-level-style-number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11884546427296374" text:style-name="WWNum1">
        <text:list-item>
          <text:p text:style-name="P21">Costruisci una rete con 3 host ,</text:p>
        </text:list-item>
      </text:list>
      <text:list xml:id="list3386898804146375106" text:style-name="WWNum2">
        <text:list-item>
          <text:p text:style-name="P5">Gli host devono essere collegati ad uno switch-pt-empty (inserire nello switch una porta gigabit e 3 porte fastethernet) </text:p>
        </text:list-item>
        <text:list-item>
          <text:p text:style-name="P5"><text:s/>Collegare ad un Router <text:s/>PT avendo come indirizzo di Gateway 193.167.54.1 con subnet mask 255.255.0.0 ,assegnare in modo statico gli indirizzi ip agli host</text:p>
        </text:list-item>
        <text:list-item>
          <text:p text:style-name="P5">Inserire nell’esercizio un router wireless collegarlo tramite porta ‘ethernet1’ al nostro router-PT ,utilizzare il cavo per connessione fastethernet</text:p>
        </text:list-item>
        <text:list-item>
          <text:p text:style-name="P5">Configurare Lan e internet nel router wireless con gli appositi indirizzi sapendo che tra i due router l’indirizzo di rete è 192.168.50.0 255.255.255.0 </text:p>
        </text:list-item>
        <text:list-item>
          <text:p text:style-name="P5">Inserire 3 host con connessione wireless </text:p>
        </text:list-item>
        <text:list-item>
          <text:p text:style-name="P1">Configurare una chiave di accesso wireless WPA/PSK </text:p>
        </text:list-item>
        <text:list-item>
          <text:p text:style-name="P13">Collegare gli host con la chiave di accesso e con gli indirizzi IP,(indirizzo di rete 192.168.50.0 255.255.255.0)</text:p>
        </text:list-item>
      </text:list>
      <text:list xml:id="list6953104985396576398" text:style-name="L1">
        <text:list-item>
          <text:p text:style-name="P19">Costruisci almeno 3 differenti reti con almeno <text:s/>2 host ciascuna</text:p>
        </text:list-item>
      </text:list>
      <text:list xml:id="list990221148464400321" text:style-name="L2">
        <text:list-item>
          <text:p text:style-name="P10">Collega gli host delle reti a 3 diversi <text:s/>switch pt </text:p>
        </text:list-item>
        <text:list-item>
          <text:p text:style-name="P2">Collega 3 router pt tra di loro tramite porta seriale </text:p>
        </text:list-item>
        <text:list-item>
          <text:p text:style-name="P2">Assegna gli indirizzi ip agli host , tra i router invece le reti devono essere (20.0.0.0 255.0.0.0 <text:s/>e 128.0.0.0 255.255.0.0) </text:p>
        </text:list-item>
        <text:list-item>
          <text:p text:style-name="P2">Collega le diverse reti con il routing dinamico in modo tale da poter comunicare tra le diverse reti (prova a fare un ping)</text:p>
        </text:list-item>
      </text:list>
      <text:p text:style-name="P17"/>
      <text:list xml:id="list5777487727484543270" text:style-name="L3">
        <text:list-item>
          <text:p text:style-name="P3">Definisci e crea 3 vlan (manager,collaboratore e tecnici )</text:p>
        </text:list-item>
      </text:list>
      <text:list xml:id="list263128358924236836" text:style-name="L4">
        <text:list-item>
          <text:p text:style-name="P20"><text:s/>indirizzi di rete delle vlan ('172.168.10.0 255.255.0.0','172.168.20.0 255.255.0.0','172.168.10.0 255.255.0.0')</text:p>
        </text:list-item>
        <text:list-item>
          <text:p text:style-name="P11">definisci almeno un host per ogni vlan</text:p>
        </text:list-item>
        <text:list-item>
          <text:p text:style-name="P4">collega i 3 differenti host a 3 switch pt</text:p>
        </text:list-item>
        <text:list-item>
          <text:p text:style-name="P4">collega gli switch tra di loro con opportuna configurazione</text:p>
        </text:list-item>
        <text:list-item>
          <text:p text:style-name="P4">configura facendo i collegamenti degli host agli switch e assegnali alle vlan cosi definite</text:p>
        </text:list-item>
        <text:list-item>
          <text:p text:style-name="P4">inserisci un router 1941</text:p>
        </text:list-item>
        <text:list-item>
          <text:p text:style-name="P14">configura un inter-vlan routing cosi da poter comunicare tra le <text:s/>vlan </text:p>
        </text:list-item>
      </text:list>
      <text:list xml:id="list3289615653623571224" text:style-name="L5">
        <text:list-item>
          <text:p text:style-name="P15">Dov'è definita la modalità trunk e a cosa serve .</text:p>
        </text:list-item>
        <text:list-item>
          <text:p text:style-name="P16">Qual'è la differenza tra un hub ed uno switch?</text:p>
        </text:list-item>
        <text:list-item>
          <text:p text:style-name="P12">Parlami delle vlan . Dove vengono gestite e a cosa servono.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Cooper Black" svg:font-family="'Cooper Black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adornments="Corsivo" style:font-family-generic="swiss" style:font-pitch="variable"/>
    <style:font-face style:name="Arial Rounded MT Bold" svg:font-family="'Arial Rounded MT Bold'" style:font-family-generic="swiss" style:font-pitch="variable"/>
    <style:font-face style:name="Britannic Bold" svg:font-family="'Britannic Bold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it" style:country-asian="IT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it" style:country-asian="IT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esario,dagostino</meta:initial-creator>
    <meta:editing-cycles>15</meta:editing-cycles>
    <meta:creation-date>2018-01-17T08:18:00</meta:creation-date>
    <dc:date>2018-01-18T17:04:02.38</dc:date>
    <meta:editing-duration>PT1H37M54S</meta:editing-duration>
    <meta:generator>OpenOffice/4.1.4$Win32 OpenOffice.org_project/414m5$Build-9788</meta:generator>
    <meta:document-statistic meta:table-count="0" meta:image-count="0" meta:object-count="0" meta:page-count="1" meta:paragraph-count="24" meta:word-count="319" meta:character-count="190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